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f6a2"/>
    </style:style>
    <style:style style:name="P2" style:family="paragraph" style:parent-style-name="Standard" style:list-style-name="L1">
      <style:text-properties officeooo:rsid="0018124d" officeooo:paragraph-rsid="0018124d"/>
    </style:style>
    <style:style style:name="P3" style:family="paragraph" style:parent-style-name="Standard">
      <style:paragraph-properties fo:text-align="center" style:justify-single-word="false"/>
      <style:text-properties fo:font-size="14pt" officeooo:rsid="001bced2" officeooo:paragraph-rsid="001bced2"/>
    </style:style>
    <style:style style:name="P4" style:family="paragraph" style:parent-style-name="Standard" style:list-style-name="L1">
      <style:text-properties officeooo:rsid="001c190a" officeooo:paragraph-rsid="001c190a"/>
    </style:style>
    <style:style style:name="P5" style:family="paragraph" style:parent-style-name="Standard" style:list-style-name="L1">
      <style:text-properties officeooo:rsid="001c190a" officeooo:paragraph-rsid="001ef6a2"/>
    </style:style>
    <style:style style:name="P6" style:family="paragraph" style:parent-style-name="Standard" style:list-style-name="L1">
      <style:text-properties officeooo:rsid="001ef6a2" officeooo:paragraph-rsid="001ef6a2"/>
    </style:style>
    <style:style style:name="P7" style:family="paragraph" style:parent-style-name="Standard" style:list-style-name="L1">
      <style:text-properties officeooo:rsid="001fd3e1" officeooo:paragraph-rsid="001fd3e1"/>
    </style:style>
    <style:style style:name="P8" style:family="paragraph" style:parent-style-name="Standard" style:list-style-name="L1">
      <style:text-properties officeooo:rsid="001fd3e1" officeooo:paragraph-rsid="0021cb72"/>
    </style:style>
    <style:style style:name="P9" style:family="paragraph" style:parent-style-name="Standard" style:list-style-name="L1">
      <style:text-properties officeooo:rsid="00248451" officeooo:paragraph-rsid="00248451"/>
    </style:style>
    <style:style style:name="P10" style:family="paragraph" style:parent-style-name="Standard">
      <style:text-properties officeooo:rsid="00248451" officeooo:paragraph-rsid="00248451"/>
    </style:style>
    <style:style style:name="P11" style:family="paragraph" style:parent-style-name="Standard">
      <style:text-properties officeooo:rsid="00274d52" officeooo:paragraph-rsid="00274d52"/>
    </style:style>
    <style:style style:name="P12" style:family="paragraph" style:parent-style-name="Standard">
      <style:text-properties officeooo:rsid="00284213" officeooo:paragraph-rsid="00284213"/>
    </style:style>
    <style:style style:name="T1" style:family="text">
      <style:text-properties officeooo:rsid="0018fab6"/>
    </style:style>
    <style:style style:name="T2" style:family="text">
      <style:text-properties officeooo:rsid="001a7627"/>
    </style:style>
    <style:style style:name="T3" style:family="text">
      <style:text-properties officeooo:rsid="001c52fb"/>
    </style:style>
    <style:style style:name="T4" style:family="text">
      <style:text-properties officeooo:rsid="001d1bf2"/>
    </style:style>
    <style:style style:name="T5" style:family="text">
      <style:text-properties officeooo:rsid="001db84d"/>
    </style:style>
    <style:style style:name="T6" style:family="text">
      <style:text-properties officeooo:rsid="001ef6a2"/>
    </style:style>
    <style:style style:name="T7" style:family="text">
      <style:text-properties officeooo:rsid="001f4c73"/>
    </style:style>
    <style:style style:name="T8" style:family="text">
      <style:text-properties officeooo:rsid="0021cb72"/>
    </style:style>
    <style:style style:name="T9" style:family="text">
      <style:text-properties officeooo:rsid="002b8b8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 2</text:p>
      <text:p text:style-name="Standard"/>
      <text:list text:style-name="L1">
        <text:list-item>
          <text:p text:style-name="P2">Que efectos produce modificar los parámetros proporcional, integral y derivativo? <text:span text:style-name="T1">Enumere ventajas y desventajas. </text:span><text:span text:style-name="T2">Para los siguientes puntos se deben adjuntar capturas del simulador y anotar los valores de las constantes KP, KI y KD</text:span></text:p>
        </text:list-item>
        <text:list-item>
          <text:p text:style-name="P4">Modificar el set point a 0, una vez estabilizado el sistema, modificarlo a 50 y medir el tiempo que tarda en:</text:p>
          <text:list>
            <text:list-item>
              <text:p text:style-name="P4">Alcanzar por primera vez el valor de referencia</text:p>
            </text:list-item>
            <text:list-item>
              <text:p text:style-name="P5">Volver a estabilizars<text:span text:style-name="T6">e</text:span></text:p>
            </text:list-item>
          </text:list>
        </text:list-item>
        <text:list-item>
          <text:p text:style-name="P1"><text:span text:style-name="T3">Realizar el paso anterior pero utilizando ruido </text:span><text:span text:style-name="T4">(20 </text:span><text:span text:style-name="T5">valor de ruido</text:span><text:span text:style-name="T4">)</text:span></text:p>
        </text:list-item>
        <text:list-item>
          <text:p text:style-name="P6">Modificar el set point a 0, una vez estabilizado el sistema medir el tiempo en el que alcanza por primera vez el valor de referencia y el tiempo en el que vuelve a estabilizarse <text:span text:style-name="T7">en los siguientes casos:</text:span></text:p>
          <text:list>
            <text:list-item>
              <text:p text:style-name="P7">Modificar el set point a 50 y modificar el valor de la constante de KP a 0</text:p>
            </text:list-item>
            <text:list-item>
              <text:p text:style-name="P7">Modificar el set point a 50 y modificar el valor de la constante de KP a 4</text:p>
            </text:list-item>
            <text:list-item>
              <text:p text:style-name="P7">Modificar el set point a 100 y modificar el valor de la constante de KI a 0</text:p>
            </text:list-item>
            <text:list-item>
              <text:p text:style-name="P7">Modificar el set point a 50 y modificar el valor de la constante de KI a 1</text:p>
            </text:list-item>
            <text:list-item>
              <text:p text:style-name="P8">Modificar el set point a <text:span text:style-name="T8">100</text:span> y modificar el valor de la constante de K<text:span text:style-name="T8">D a 0</text:span></text:p>
            </text:list-item>
            <text:list-item>
              <text:p text:style-name="P8">Modificar el s<text:span text:style-name="T9">s</text:span>et point a <text:span text:style-name="T8">100</text:span> y modificar el valor de la constante de K<text:span text:style-name="T8">D a 4</text:span></text:p>
            </text:list-item>
          </text:list>
        </text:list-item>
        <text:list-item>
          <text:p text:style-name="P9">Realizar una tabla comparativa con los tiempos del punto 2 3 y 4. Escriba conclusiones</text:p>
        </text:list-item>
      </text:list>
      <text:p text:style-name="P10"/>
      <text:p text:style-name="P10"/>
      <text:p text:style-name="P11">1- </text:p>
      <text:p text:style-name="P11"/>
      <text:p text:style-name="P12">2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8:31:49.197101086</meta:creation-date>
    <dc:date>2022-10-28T20:48:12.412513420</dc:date>
    <meta:editing-duration>PT2H16M14S</meta:editing-duration>
    <meta:editing-cycles>18</meta:editing-cycles>
    <meta:generator>LibreOffice/7.4.1.2$Linux_X86_64 LibreOffice_project/40$Build-2</meta:generator>
    <meta:document-statistic meta:table-count="0" meta:image-count="0" meta:object-count="0" meta:page-count="1" meta:paragraph-count="16" meta:word-count="250" meta:character-count="1249" meta:non-whitespace-character-count="1026"/>
  </office:meta>
</office:document-meta>
</file>